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arial" svg:font-family="arial, sans-serif"/>
    <style:font-face style:name="tahoma" svg:font-family="tahoma, geneva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1d63c"/>
    </style:style>
    <style:style style:name="P2" style:family="paragraph" style:parent-style-name="Standard">
      <style:text-properties officeooo:paragraph-rsid="000304c1"/>
    </style:style>
    <style:style style:name="P3" style:family="paragraph" style:parent-style-name="Standard">
      <style:text-properties officeooo:paragraph-rsid="00048411"/>
    </style:style>
    <style:style style:name="P4" style:family="paragraph" style:parent-style-name="Standard">
      <style:text-properties officeooo:paragraph-rsid="0004bea6"/>
    </style:style>
    <style:style style:name="P5" style:family="paragraph" style:parent-style-name="Standard">
      <style:text-properties officeooo:paragraph-rsid="0007cbb6"/>
    </style:style>
    <style:style style:name="P6" style:family="paragraph" style:parent-style-name="Standard">
      <style:text-properties fo:font-style="italic" style:text-underline-style="solid" style:text-underline-width="auto" style:text-underline-color="font-color" officeooo:paragraph-rsid="0001d63c" style:font-style-asian="italic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paragraph-rsid="000304c1" style:font-style-asian="italic"/>
    </style:style>
    <style:style style:name="P8" style:family="paragraph" style:parent-style-name="Standard">
      <style:text-properties fo:language="en" fo:country="GB" officeooo:rsid="0007cbb6" officeooo:paragraph-rsid="0007cbb6"/>
    </style:style>
    <style:style style:name="P9" style:family="paragraph" style:parent-style-name="Standard">
      <style:paragraph-properties fo:margin-left="0.5in" fo:margin-right="0in" fo:text-indent="0in" style:auto-text-indent="false"/>
      <style:text-properties officeooo:paragraph-rsid="0007aea9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tyle="italic" style:text-underline-style="solid" style:text-underline-width="auto" style:text-underline-color="font-color" officeooo:paragraph-rsid="000fd296" style:font-style-asian="italic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paragraph-rsid="000a7d63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paragraph-rsid="000fd296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font-style="italic" style:text-underline-style="solid" style:text-underline-width="auto" style:text-underline-color="font-color" officeooo:paragraph-rsid="0015dba5" style:font-size-asian="12pt" style:font-style-asian="italic" style:font-size-complex="12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bg" fo:country="BG" fo:font-style="italic" style:text-underline-style="solid" style:text-underline-width="auto" style:text-underline-color="font-color" officeooo:rsid="001acf4a" officeooo:paragraph-rsid="001f9e5e" style:font-size-asian="12pt" style:font-style-asian="italic" style:font-size-complex="12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language="bg" fo:country="BG" officeooo:rsid="0014dedb" officeooo:paragraph-rsid="0014dedb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language="bg" fo:country="BG" officeooo:rsid="0014dedb" officeooo:paragraph-rsid="001875c8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language="bg" fo:country="BG" officeooo:rsid="0015dba5" officeooo:paragraph-rsid="0015dba5"/>
    </style:style>
    <style:style style:name="P18" style:family="paragraph" style:parent-style-name="Standard">
      <style:paragraph-properties fo:margin-left="0in" fo:margin-right="0in" fo:text-indent="0in" style:auto-text-indent="false"/>
      <style:text-properties officeooo:paragraph-rsid="001875c8"/>
    </style:style>
    <style:style style:name="P19" style:family="paragraph" style:parent-style-name="Standard">
      <style:text-properties fo:background-color="#ffff00"/>
    </style:style>
    <style:style style:name="P20" style:family="paragraph" style:parent-style-name="Standard">
      <style:text-properties officeooo:paragraph-rsid="001875c8"/>
    </style:style>
    <style:style style:name="P21" style:family="paragraph" style:parent-style-name="Standard">
      <style:text-properties fo:language="bg" fo:country="BG"/>
    </style:style>
    <style:style style:name="P22" style:family="paragraph" style:parent-style-name="Standard">
      <style:text-properties fo:language="bg" fo:country="BG" officeooo:rsid="001875c8" officeooo:paragraph-rsid="001875c8"/>
    </style:style>
    <style:style style:name="P23" style:family="paragraph" style:parent-style-name="Standard">
      <style:text-properties fo:language="bg" fo:country="BG" officeooo:rsid="001875c8" officeooo:paragraph-rsid="001a6828"/>
    </style:style>
    <style:style style:name="P24" style:family="paragraph" style:parent-style-name="Standard">
      <style:text-properties fo:language="bg" fo:country="BG" officeooo:rsid="001a6828" officeooo:paragraph-rsid="001a6828"/>
    </style:style>
    <style:style style:name="P25" style:family="paragraph" style:parent-style-name="Standard">
      <style:text-properties fo:language="bg" fo:country="BG" officeooo:rsid="001acf4a" officeooo:paragraph-rsid="001caac5"/>
    </style:style>
    <style:style style:name="P26" style:family="paragraph" style:parent-style-name="Standard">
      <style:text-properties officeooo:paragraph-rsid="001acf4a"/>
    </style:style>
    <style:style style:name="P27" style:family="paragraph">
      <style:text-properties fo:language="bg" fo:country="BG"/>
    </style:style>
    <style:style style:name="P28" style:family="paragraph" style:parent-style-name="List_20_Paragraph" style:list-style-name="WWNum20">
      <style:paragraph-properties fo:margin-top="0in" fo:margin-bottom="0.111in" loext:contextual-spacing="true" fo:line-height="108%"/>
      <style:text-properties officeooo:paragraph-rsid="0001d63c"/>
    </style:style>
    <style:style style:name="P29" style:family="paragraph" style:parent-style-name="List_20_Paragraph" style:list-style-name="WWNum20">
      <style:paragraph-properties fo:margin-top="0in" fo:margin-bottom="0.111in" loext:contextual-spacing="true" fo:line-height="108%"/>
      <style:text-properties officeooo:paragraph-rsid="000304c1"/>
    </style:style>
    <style:style style:name="P30" style:family="paragraph" style:parent-style-name="List_20_Paragraph" style:list-style-name="WWNum20">
      <style:paragraph-properties fo:margin-top="0in" fo:margin-bottom="0.111in" loext:contextual-spacing="true" fo:line-height="108%"/>
      <style:text-properties officeooo:paragraph-rsid="00048411"/>
    </style:style>
    <style:style style:name="P31" style:family="paragraph" style:parent-style-name="List_20_Paragraph" style:list-style-name="WWNum20">
      <style:paragraph-properties fo:margin-top="0in" fo:margin-bottom="0.111in" loext:contextual-spacing="true" fo:line-height="108%"/>
      <style:text-properties officeooo:paragraph-rsid="0007aea9"/>
    </style:style>
    <style:style style:name="P32" style:family="paragraph" style:parent-style-name="List_20_Paragraph" style:list-style-name="WWNum21">
      <style:paragraph-properties fo:margin-top="0in" fo:margin-bottom="0.111in" loext:contextual-spacing="true" fo:line-height="108%"/>
      <style:text-properties officeooo:paragraph-rsid="0004bea6"/>
    </style:style>
    <style:style style:name="P33" style:family="paragraph" style:parent-style-name="List_20_Paragraph" style:list-style-name="WWNum21">
      <style:paragraph-properties fo:margin-top="0in" fo:margin-bottom="0.111in" loext:contextual-spacing="true" fo:line-height="108%"/>
      <style:text-properties officeooo:paragraph-rsid="0005b182"/>
    </style:style>
    <style:style style:name="P34" style:family="paragraph" style:parent-style-name="List_20_Paragraph" style:list-style-name="WWNum20">
      <style:paragraph-properties fo:margin-top="0in" fo:margin-bottom="0.111in" loext:contextual-spacing="true" fo:line-height="108%"/>
      <style:text-properties fo:language="en" fo:country="GB" officeooo:rsid="0007aea9" officeooo:paragraph-rsid="0007aea9"/>
    </style:style>
    <style:style style:name="P35" style:family="paragraph" style:parent-style-name="List_20_Paragraph" style:list-style-name="WWNum20">
      <style:paragraph-properties fo:margin-top="0in" fo:margin-bottom="0.111in" loext:contextual-spacing="true" fo:line-height="108%"/>
      <style:text-properties fo:language="en" fo:country="GB" officeooo:rsid="0007cbb6" officeooo:paragraph-rsid="0007cbb6"/>
    </style:style>
    <style:style style:name="T1" style:family="text">
      <style:text-properties fo:font-style="italic" style:text-underline-style="solid" style:text-underline-width="auto" style:text-underline-color="font-color" style:font-style-asian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en" fo:country="US"/>
    </style:style>
    <style:style style:name="T4" style:family="text">
      <style:text-properties fo:language="en" fo:country="GB"/>
    </style:style>
    <style:style style:name="T5" style:family="text">
      <style:text-properties fo:language="en" fo:country="GB" officeooo:rsid="000304c1"/>
    </style:style>
    <style:style style:name="T6" style:family="text">
      <style:text-properties fo:language="en" fo:country="GB" fo:font-style="italic" style:text-underline-style="solid" style:text-underline-width="auto" style:text-underline-color="font-color" officeooo:rsid="000304c1" style:font-style-asian="italic"/>
    </style:style>
    <style:style style:name="T7" style:family="text">
      <style:text-properties fo:language="en" fo:country="GB" fo:font-style="italic" style:text-underline-style="solid" style:text-underline-width="auto" style:text-underline-color="font-color" officeooo:rsid="0004bea6" style:font-style-asian="italic"/>
    </style:style>
    <style:style style:name="T8" style:family="text">
      <style:text-properties fo:language="en" fo:country="GB" fo:font-style="italic" style:text-underline-style="solid" style:text-underline-width="auto" style:text-underline-color="font-color" officeooo:rsid="0007aea9" style:font-style-asian="italic"/>
    </style:style>
    <style:style style:name="T9" style:family="text">
      <style:text-properties fo:language="en" fo:country="GB" fo:font-style="italic" style:text-underline-style="solid" style:text-underline-width="auto" style:text-underline-color="font-color" officeooo:rsid="000a7d63" style:font-style-asian="italic"/>
    </style:style>
    <style:style style:name="T10" style:family="text">
      <style:text-properties fo:language="en" fo:country="GB" fo:font-style="italic" style:text-underline-style="solid" style:text-underline-width="auto" style:text-underline-color="font-color" officeooo:rsid="001875c8" style:font-style-asian="italic"/>
    </style:style>
    <style:style style:name="T11" style:family="text">
      <style:text-properties fo:language="en" fo:country="GB" officeooo:rsid="0004bea6"/>
    </style:style>
    <style:style style:name="T12" style:family="text">
      <style:text-properties fo:language="en" fo:country="GB" officeooo:rsid="0005b182"/>
    </style:style>
    <style:style style:name="T13" style:family="text">
      <style:text-properties fo:language="en" fo:country="GB" officeooo:rsid="0007aea9"/>
    </style:style>
    <style:style style:name="T14" style:family="text">
      <style:text-properties fo:language="en" fo:country="GB" officeooo:rsid="0007cbb6"/>
    </style:style>
    <style:style style:name="T15" style:family="text">
      <style:text-properties fo:language="en" fo:country="GB" officeooo:rsid="000fd296"/>
    </style:style>
    <style:style style:name="T16" style:family="text">
      <style:text-properties fo:language="en" fo:country="GB" officeooo:rsid="0015dba5"/>
    </style:style>
    <style:style style:name="T17" style:family="text">
      <style:text-properties fo:language="en" fo:country="GB" officeooo:rsid="0014dedb"/>
    </style:style>
    <style:style style:name="T18" style:family="text">
      <style:text-properties fo:language="en" fo:country="GB" officeooo:rsid="00177419"/>
    </style:style>
    <style:style style:name="T19" style:family="text">
      <style:text-properties fo:language="en" fo:country="GB" officeooo:rsid="0017c0c6"/>
    </style:style>
    <style:style style:name="T20" style:family="text">
      <style:text-properties fo:language="en" fo:country="GB" officeooo:rsid="001a6828"/>
    </style:style>
    <style:style style:name="T21" style:family="text">
      <style:text-properties fo:language="en" fo:country="GB" officeooo:rsid="001875c8"/>
    </style:style>
    <style:style style:name="T22" style:family="text">
      <style:text-properties fo:language="en" fo:country="GB" officeooo:rsid="001acf4a"/>
    </style:style>
    <style:style style:name="T23" style:family="text">
      <style:text-properties fo:language="en" fo:country="GB" officeooo:rsid="001caac5"/>
    </style:style>
    <style:style style:name="T24" style:family="text">
      <style:text-properties fo:language="en" fo:country="GB" officeooo:rsid="001f9e5e"/>
    </style:style>
    <style:style style:name="T25" style:family="text">
      <style:text-properties fo:language="bg" fo:country="BG" officeooo:rsid="00048411"/>
    </style:style>
    <style:style style:name="T26" style:family="text">
      <style:text-properties fo:language="bg" fo:country="BG" officeooo:rsid="0014dedb"/>
    </style:style>
    <style:style style:name="T27" style:family="text">
      <style:text-properties fo:language="bg" fo:country="BG" fo:font-style="italic" style:text-underline-style="solid" style:text-underline-width="auto" style:text-underline-color="font-color" officeooo:rsid="00177419" style:font-style-asian="italic"/>
    </style:style>
    <style:style style:name="T28" style:family="text">
      <style:text-properties fo:language="bg" fo:country="BG" officeooo:rsid="00177419"/>
    </style:style>
    <style:style style:name="T29" style:family="text">
      <style:text-properties fo:language="bg" fo:country="BG" officeooo:rsid="001acf4a"/>
    </style:style>
    <style:style style:name="T30" style:family="text">
      <style:text-properties fo:language="bg" fo:country="BG" officeooo:rsid="001f9e5e"/>
    </style:style>
    <style:style style:name="T31" style:family="text">
      <style:text-properties officeooo:rsid="0005b182"/>
    </style:style>
    <style:style style:name="T32" style:family="text">
      <style:text-properties officeooo:rsid="0007cbb6"/>
    </style:style>
    <style:style style:name="T33" style:family="text">
      <style:text-properties officeooo:rsid="0014de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se cases related to System Authentication:</text:p>
      <text:p text:style-name="P6"/>
      <text:p text:style-name="P1"><text:span text:style-name="T1">Use Case №1:</text:span> Login <text:span text:style-name="T5">like Guest user </text:span><text:span text:style-name="T28">(</text:span><text:span text:style-name="T18">without registration)</text:span><text:line-break/><text:span text:style-name="T1">Primary Actor</text:span><text:span text:style-name="T2">:</text:span> User<text:line-break/><text:span text:style-name="T1">Pre Condition</text:span><text:span text:style-name="T2">:</text:span> Installed browser and active internet connection <text:line-break/><text:span text:style-name="T1">Main scenario</text:span>:</text:p>
      <text:list xml:id="list165269640285255214" text:style-name="WWNum20">
        <text:list-item>
          <text:p text:style-name="P28">User initiates browser</text:p>
        </text:list-item>
        <text:list-item>
          <text:p text:style-name="P29">User specifies web address </text:p>
        </text:list-item>
        <text:list-item>
          <text:p text:style-name="P29">The user has access to the system</text:p>
          <text:p text:style-name="P28"/>
        </text:list-item>
      </text:list>
      <text:p text:style-name="P1"><text:span text:style-name="T1">Alternate scenario:</text:span><text:line-break/> <text:tab/><text:span text:style-name="T5">The user log in like registration user</text:span></text:p>
      <text:p text:style-name="P1"/>
      <text:p text:style-name="P7"/>
      <text:p text:style-name="P2"><text:span text:style-name="T1">Use Case №</text:span><text:span text:style-name="T6">2</text:span><text:span text:style-name="T1">:</text:span> Login <text:span text:style-name="T5">like Registration user</text:span><text:line-break/><text:span text:style-name="T1">Primary Actor</text:span><text:span text:style-name="T2">:</text:span> User<text:line-break/><text:span text:style-name="T1">Pre Condition</text:span><text:span text:style-name="T2">:</text:span> Installed browser and active internet connection <text:line-break/><text:span text:style-name="T1">Main scenario</text:span>:</text:p>
      <text:list xml:id="list2102136379722" text:continue-numbering="true" text:style-name="WWNum20">
        <text:list-header>
          <text:p text:style-name="P30"><text:span text:style-name="T25">1. </text:span>User initiates browser</text:p>
          <text:p text:style-name="P30"><text:span text:style-name="T25">2. </text:span>User specifies web address </text:p>
          <text:p text:style-name="P29"><text:span text:style-name="T25">3. </text:span>User gives <text:span text:style-name="T19">e-mail</text:span> and password<text:span text:style-name="T3"> </text:span>( refer to next chapters section “User Screens” )</text:p>
          <text:p text:style-name="P29"><text:span text:style-name="T25">4. </text:span>System does authentication</text:p>
          <text:p text:style-name="P29"><text:span text:style-name="T25">5. </text:span><text:span text:style-name="T5">T</text:span>he usser has access to the system <text:s/><text:span text:style-name="T5">like <text:s/>registration user</text:span></text:p>
        </text:list-header>
      </text:list>
      <text:p text:style-name="P3"><text:span text:style-name="T1">Alternate scenario:</text:span><text:line-break/> <text:s text:c="5"/>4.1 Authorization fails – wrong username/password<text:line-break/> <text:s/><text:tab/><text:tab/>4.1.1 Prompt the user that he typed the username/password wrong<text:line-break/> <text:tab/><text:tab/>4.1.2 Allow him to re-enter the username/password<text:line-break/> <text:tab/>4.2 Authorization fails – forgotten username/password<text:line-break/> <text:tab/><text:tab/>4.2.1 Prompt the user to enter his registered email<text:line-break/> <text:tab/><text:tab/>4.2.2 User receives an email with instructions about his login credentials</text:p>
      <text:p text:style-name="P3"/>
      <text:p text:style-name="P4"><text:span text:style-name="T1">Use Case №</text:span><text:span text:style-name="T7">3</text:span><text:span text:style-name="T2">:</text:span> Change password<text:line-break/><text:span text:style-name="T1">Primary Actor</text:span><text:span text:style-name="T2">:</text:span> User<text:line-break/><text:span text:style-name="T1">Pre Condition</text:span><text:span text:style-name="T2">:</text:span> User logged in <text:line-break/><text:span text:style-name="T1">Main scenario</text:span>:</text:p>
      <text:list xml:id="list6742381532373152436" text:style-name="WWNum21">
        <text:list-item>
          <text:p text:style-name="P32">User goes to <text:span text:style-name="T11">the main page and click link “Your account”</text:span><text:span text:style-name="T3"> (</text:span> refer to next chapters section “User Screens” <text:span text:style-name="T3">)</text:span></text:p>
        </text:list-item>
        <text:list-item>
          <text:p text:style-name="P32">User goes to <text:span text:style-name="T11">menu “Settings”</text:span></text:p>
        </text:list-item>
        <text:list-item>
          <text:p text:style-name="P33">User initiates <text:span text:style-name="T31">field </text:span>“<text:span text:style-name="T12">Old</text:span> Password”, “<text:span text:style-name="T12">New</text:span> Password” <text:span text:style-name="T12">and <text:s/>“”Retype New Password”</text:span></text:p>
        </text:list-item>
        <text:list-item>
          <text:p text:style-name="P32">User provides current password, new password and confirm new password</text:p>
        </text:list-item>
        <text:list-item>
          <text:p text:style-name="P32">System displays message for successful change </text:p>
        </text:list-item>
      </text:list>
      <text:p text:style-name="P9"><text:span text:style-name="T1">Alternate scenario:</text:span><text:line-break/> <text:tab/>4.1 Authorization fails – wrong password<text:line-break/> <text:s/><text:tab/><text:tab/>4.1.1 Prompt the user that he typed the password wrong<text:line-break/> <text:tab/><text:tab/>4.1.2 Allow him to re-enter the password<text:line-break/> <text:tab/>4.2 Authorization fails – new password and confirm new password do not match<text:line-break/> <text:tab/><text:tab/>4.2.1 Prompt the user that new password and confirm new password do not <text:soft-page-break/>match<text:line-break/> <text:tab/><text:tab/>4.2.2 Allow him to re-enter the attributes.<text:line-break/> <text:tab/>4.3 Authorization fails – new password and confirm password are less than 6 chars<text:line-break/> <text:tab/><text:tab/>4.3.1 Prompt the user that password must be at least 6 characters<text:line-break/> <text:tab/><text:tab/>4.3.2 Allow him to re-enter new and confirm password</text:p>
      <text:p text:style-name="P9"/>
      <text:p text:style-name="P9"><text:line-break/> <text:span text:style-name="T1">Use Case №</text:span><text:span text:style-name="T8">4</text:span><text:span text:style-name="T1">:</text:span> <text:span text:style-name="T5">Register as a user</text:span><text:line-break/><text:span text:style-name="T1">Primary Actor</text:span><text:span text:style-name="T2">:</text:span> User<text:line-break/><text:span text:style-name="T1">Pre Condition</text:span><text:span text:style-name="T2">:</text:span> Installed browser and active internet connection <text:line-break/><text:span text:style-name="T1">Main scenario</text:span>:</text:p>
      <text:list xml:id="list2103079169868" text:continue-list="list2102136379722" text:style-name="WWNum20">
        <text:list-header>
          <text:p text:style-name="P31"><text:span text:style-name="T25">1. </text:span>User initiates browser</text:p>
          <text:p text:style-name="P31"><text:span text:style-name="T25">2. </text:span>User specifies web address</text:p>
          <text:p text:style-name="P31"><text:span text:style-name="T13">3. User goes to Sign in </text:span><text:s/>( refer to next chapters section “User Screens” )</text:p>
          <text:p text:style-name="P34">4. User <text:s/>goes to “Create new account”</text:p>
          <text:p text:style-name="P31"><text:span text:style-name="T14">5</text:span><text:span text:style-name="T13">.</text:span><text:span text:style-name="T25"> </text:span>User <text:span text:style-name="T13">e</text:span><text:span text:style-name="T3">nter </text:span><text:span text:style-name="T14">a </text:span><text:span text:style-name="T3">name</text:span></text:p>
          <text:p text:style-name="P35">6. User enter a email</text:p>
          <text:p text:style-name="P34"><text:span text:style-name="T32">7</text:span>. User enter a password</text:p>
          <text:p text:style-name="P31"><text:span text:style-name="T14">8.</text:span><text:span text:style-name="T25"> </text:span><text:span text:style-name="T14">Press “Register” button</text:span></text:p>
          <text:p text:style-name="P31"><text:span text:style-name="T14">9</text:span><text:span text:style-name="T25">. </text:span><text:span text:style-name="T5">T</text:span>he usser has access to the system <text:s/><text:span text:style-name="T5">like <text:s/>registration user</text:span></text:p>
        </text:list-header>
      </text:list>
      <text:p text:style-name="P5"><text:span text:style-name="T1">Alternate scenario:</text:span><text:line-break/> <text:s text:c="6"/><text:span text:style-name="T14">8.1 </text:span>The user choose already registered user name</text:p>
      <text:p text:style-name="P5"><text:s text:c="12"/><text:span text:style-name="T14">8.1.1 The system displays an error message</text:span></text:p>
      <text:p text:style-name="P8"><text:s text:c="12"/>8.1.2 Allow him to re-enter new e-mail</text:p>
      <text:p text:style-name="P9"/>
      <text:p text:style-name="P10">Use cases related to <text:span text:style-name="T15">navigate in site</text:span></text:p>
      <text:p text:style-name="P12"><text:span text:style-name="T1"/></text:p>
      <text:p text:style-name="P12"><text:span text:style-name="T1">Use Case №</text:span><text:span text:style-name="T9">5</text:span><text:span text:style-name="T1">:</text:span></text:p>
      <text:p text:style-name="P10">Primary Actor: User<text:line-break/>Pre Condition: User logged in <text:line-break/>Main scenario:</text:p>
      <text:p text:style-name="P10"><text:span text:style-name="T15"/></text:p>
      <text:p text:style-name="Standard"><text:span text:style-name="T4">1. User goes to main page</text:span></text:p>
      <text:p text:style-name="Standard"><text:span text:style-name="T4">2. User choose any product category shopping: Dairy products, Chickens and eggs, </text:span><text:span text:style-name="T16">M</text:span><text:span text:style-name="T4">eat products, Fruits and vegetables, Organic fruits from Greece, </text:span><text:span text:style-name="T16">O</text:span><text:span text:style-name="T4">ther products.</text:span></text:p>
      <text:p text:style-name="P15">3. System displays а Selected category <text:span text:style-name="T16">or</text:span> subcategory</text:p>
      <text:p text:style-name="P15">4. <text:span text:style-name="T16">User choose some product</text:span></text:p>
      <text:p text:style-name="P17"><text:span text:style-name="T16">5. </text:span><text:span text:style-name="T33">System displays </text:span><text:span text:style-name="T4">picture of product and description with price for the product</text:span></text:p>
      <text:p text:style-name="P15"><text:span text:style-name="T16"/></text:p>
      <text:p text:style-name="P13">Alternate scenario:</text:p>
      <text:p text:style-name="P19"><text:s/><text:span text:style-name="T16">5.</text:span><text:span text:style-name="T4">1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Use cases related to <text:span text:style-name="T15">buy in site like registration user</text:span></text:p>
      <text:p text:style-name="P11"><text:span text:style-name="T1"/></text:p>
      <text:p text:style-name="P11"><text:span text:style-name="T1">Use Case №</text:span><text:span text:style-name="T27">6</text:span><text:span text:style-name="T1">:</text:span></text:p>
      <text:p text:style-name="P18"><text:span text:style-name="T1">Primary Actor: User<text:line-break/>Pre Condition: User logged in </text:span><text:span text:style-name="T10">with username and password</text:span><text:span text:style-name="T1"><text:line-break/>Main scenario:</text:span></text:p>
      <text:p text:style-name="P18"><text:span text:style-name="T1"/></text:p>
      <text:p text:style-name="P20"><text:span text:style-name="T4">1. User goes to main page</text:span></text:p>
      <text:p text:style-name="P20"><text:span text:style-name="T4">2. User choose any product category shopping</text:span></text:p>
      <text:p text:style-name="P16">3. System displays а Selected category <text:span text:style-name="T16">or</text:span> subcategory</text:p>
      <text:p text:style-name="P16">4. <text:span text:style-name="T16">User choose some product</text:span></text:p>
      <text:p text:style-name="P21"><text:span text:style-name="T4">5. </text:span>System displays <text:span text:style-name="T4">picture of product and description with price for the product</text:span></text:p>
      <text:p text:style-name="P22"><text:span text:style-name="T4">6. User selects the quantity and delivery date</text:span></text:p>
      <text:p text:style-name="P22">7. <text:span text:style-name="T14">Press “</text:span><text:span text:style-name="T4">Add to Bag</text:span><text:span text:style-name="T14">” button</text:span></text:p>
      <text:p text:style-name="P23"><text:span text:style-name="T14">8. </text:span><text:span text:style-name="T20">Press ”Go to Checkout” </text:span><text:span text:style-name="T14">button</text:span></text:p>
      <text:p text:style-name="P26"><text:span text:style-name="T20">9. </text:span><text:span text:style-name="T26">System displays а </text:span><text:span text:style-name="T20">menu ”</text:span><text:span text:style-name="T22">Shipping </text:span><text:span text:style-name="T20">details”</text:span><text:span text:style-name="T26"> </text:span><text:span text:style-name="T22">with </text:span><text:span text:style-name="T24">selected</text:span><text:span text:style-name="T17"> </text:span><text:span text:style-name="T20">product, <text:s/></text:span><text:span text:style-name="T21">quantity, </text:span><text:span text:style-name="T4">unit price and total price</text:span></text:p>
      <text:p text:style-name="P24">10. <text:span text:style-name="T4">Press ”Checkout” </text:span><text:span text:style-name="T14">button</text:span></text:p>
      <text:p text:style-name="P24">11. <text:s/><text:span text:style-name="T33">System displays </text:span><text:span text:style-name="T22">a </text:span><text:span text:style-name="T4">menu ”</text:span><text:span text:style-name="T22">Payment </text:span><text:span text:style-name="T4">details”</text:span></text:p>
      <text:p text:style-name="P24"><text:span text:style-name="T4">12. Press ”Continue” </text:span><text:span text:style-name="T14">button</text:span></text:p>
      <text:p text:style-name="P25"><text:span text:style-name="T14">1</text:span><text:span text:style-name="T4">3. S</text:span><text:span text:style-name="T33">ystem displays </text:span><text:span text:style-name="T4">a last </text:span><text:span text:style-name="T17">menu ”</text:span><text:span text:style-name="T4">Place Order”</text:span></text:p>
      <text:p text:style-name="P25"><text:span text:style-name="T23">14.</text:span><text:span text:style-name="T17"> System displays message for successful </text:span><text:span text:style-name="T23">order</text:span></text:p>
      <text:p text:style-name="P25"><text:span text:style-name="T23"/></text:p>
      <text:p text:style-name="P14"><text:span text:style-name="T23">Alternate scenario:</text:span></text:p>
      <text:p text:style-name="P21"><text:span text:style-name="T4">1. User log in to buy in site without <text:s/>registr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arial" svg:font-family="arial, sans-serif"/>
    <style:font-face style:name="tahoma" svg:font-family="tahoma, geneva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2M21S</meta:editing-duration>
    <meta:editing-cycles>12</meta:editing-cycles>
    <meta:generator>LibreOffice/5.1.1.3$Windows_X86_64 LibreOffice_project/89f508ef3ecebd2cfb8e1def0f0ba9a803b88a6d</meta:generator>
    <dc:date>2016-04-17T00:21:01.010000000</dc:date>
    <meta:document-statistic meta:table-count="0" meta:image-count="0" meta:object-count="0" meta:page-count="3" meta:paragraph-count="62" meta:word-count="652" meta:character-count="4091" meta:non-whitespace-character-count="3403"/>
    <meta:user-defined meta:name="Info 1"/>
    <meta:user-defined meta:name="Info 2"/>
    <meta:user-defined meta:name="Info 3"/>
    <meta:user-defined meta:name="Info 4"/>
  </office:meta>
</office:document-meta>
</file>